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97E844974885C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27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objectwithoutfill">
      <style:graphic-properties draw:marker-start="Arrow" draw:marker-end="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9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color="#000000" draw:fill="none" draw:fill-color="#ffffff" fo:min-height="2.713cm"/>
    </style:style>
    <style:style style:name="gr12" style:family="graphic" style:parent-style-name="standard">
      <style:graphic-properties draw:stroke="none" svg:stroke-color="#000000" draw:fill="none" draw:fill-color="#ffffff" fo:min-height="0.861cm"/>
    </style:style>
    <style:style style:name="gr13" style:family="graphic" style:parent-style-name="standard">
      <style:graphic-properties draw:stroke="none" svg:stroke-color="#000000" draw:fill="none" draw:fill-color="#ffffff" fo:min-height="1.018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842cm"/>
    </style:style>
    <style:style style:name="gr16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2.75cm" fo:min-width="0.8cm"/>
    </style:style>
    <style:style style:name="gr17" style:family="graphic" style:parent-style-name="Objekt_20_ohne_20_Füllung_20_und_20_Linie">
      <style:graphic-properties draw:stroke="solid" svg:stroke-color="#cc0000" draw:textarea-vertical-align="middle" draw:color-mode="standard" draw:luminance="0%" draw:contrast="0%" draw:gamma="100%" draw:red="0%" draw:green="0%" draw:blue="0%" fo:clip="rect(4.608cm, 15.1cm, 5.272cm, 8.906cm)" draw:image-opacity="100%" style:mirror="none"/>
    </style:style>
    <style:style style:name="gr18" style:family="graphic" style:parent-style-name="objectwithoutfill">
      <style:graphic-properties draw:stroke="dash" draw:stroke-dash="Fine_20_Dashed" svg:stroke-color="#cc0000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text-position="-33% 58%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.977cm" svg:x="3.3cm" svg:y="8.702cm">
          <draw:text-box>
            <text:p>E<text:span text:style-name="T1">VS-O</text:span></text:p>
          </draw:text-box>
        </draw:frame>
        <draw:frame draw:style-name="gr2" draw:text-style-name="P1" draw:layer="layout" svg:width="1.4cm" svg:height="1.8cm" svg:x="3.8cm" svg:y="12.4cm">
          <draw:text-box>
            <text:p><text:span text:style-name="T2">μ</text:span><text:span text:style-name="T3">sc</text:span></text:p>
          </draw:text-box>
        </draw:frame>
        <draw:line draw:style-name="gr3" draw:text-style-name="P2" draw:layer="layout" svg:x1="5.6cm" svg:y1="2.5cm" svg:x2="5.6cm" svg:y2="14.8cm">
          <text:p/>
        </draw:line>
        <draw:line draw:style-name="gr4" draw:text-style-name="P2" draw:layer="layout" svg:x1="5.1cm" svg:y1="11.291cm" svg:x2="5.7cm" svg:y2="11.291cm">
          <text:p/>
        </draw:line>
        <draw:line draw:style-name="gr5" draw:text-style-name="P2" draw:layer="layout" svg:x1="6cm" svg:y1="13.177cm" svg:x2="15.6cm" svg:y2="13.177cm">
          <text:p/>
        </draw:line>
        <draw:line draw:style-name="gr5" draw:text-style-name="P2" draw:layer="layout" svg:x1="5.1cm" svg:y1="13.177cm" svg:x2="6cm" svg:y2="13.177cm">
          <text:p/>
        </draw:line>
        <draw:line draw:style-name="gr4" draw:text-style-name="P2" draw:layer="layout" svg:x1="5.3cm" svg:y1="5.1cm" svg:x2="5.7cm" svg:y2="5.1cm">
          <text:p/>
        </draw:line>
        <draw:ellipse draw:style-name="gr6" draw:text-style-name="P3" draw:layer="layout" svg:width="4.1cm" svg:height="15.253cm" svg:x="5.7cm" svg:y="-2.653cm" draw:kind="arc" draw:start-angle="180.79" draw:end-angle="270.44">
          <text:p/>
        </draw:ellipse>
        <draw:line draw:style-name="gr4" draw:text-style-name="P2" draw:layer="layout" svg:x1="7.6cm" svg:y1="12.558cm" svg:x2="15.501cm" svg:y2="12.568cm">
          <text:p/>
        </draw:line>
        <draw:frame draw:style-name="gr7" draw:text-style-name="P1" draw:layer="layout" svg:width="1.4cm" svg:height="3.233cm" svg:x="6cm" svg:y="11.767cm">
          <draw:text-box>
            <text:p>D</text:p>
          </draw:text-box>
        </draw:frame>
        <draw:line draw:style-name="gr8" draw:text-style-name="P2" draw:layer="layout" svg:x1="4.8cm" svg:y1="14.2cm" svg:x2="19.1cm" svg:y2="14.1cm">
          <text:p/>
        </draw:line>
        <draw:frame draw:style-name="gr9" draw:text-style-name="P1" draw:layer="layout" svg:width="1.1cm" svg:height="1.2cm" svg:x="18.9cm" svg:y="14cm">
          <draw:text-box>
            <text:p>z</text:p>
          </draw:text-box>
        </draw:frame>
        <draw:frame draw:style-name="gr7" draw:text-style-name="P1" draw:layer="layout" svg:width="1.1cm" svg:height="3.233cm" svg:x="7.1cm" svg:y="22.067cm">
          <draw:text-box>
            <text:p>0</text:p>
          </draw:text-box>
        </draw:frame>
        <draw:frame draw:style-name="gr10" draw:text-style-name="P1" draw:layer="layout" svg:width="1.4cm" svg:height="1.5cm" svg:x="4.7cm" svg:y="2.1cm">
          <draw:text-box>
            <text:p>E</text:p>
          </draw:text-box>
        </draw:frame>
        <draw:frame draw:style-name="gr11" draw:text-style-name="P1" draw:layer="layout" svg:width="4.6cm" svg:height="2.963cm" svg:x="7.7cm" svg:y="17.7cm">
          <draw:text-box>
            <text:p>VB<text:span text:style-name="T1">max</text:span></text:p>
          </draw:text-box>
        </draw:frame>
        <draw:ellipse draw:style-name="gr6" draw:text-style-name="P3" draw:layer="layout" svg:width="4.3cm" svg:height="15.253cm" svg:x="5.6cm" svg:y="3.548cm" draw:kind="arc" draw:start-angle="180.79" draw:end-angle="270.44">
          <text:p/>
        </draw:ellipse>
        <draw:line draw:style-name="gr4" draw:text-style-name="P2" draw:layer="layout" svg:x1="7.601cm" svg:y1="18.759cm" svg:x2="15.502cm" svg:y2="18.769cm">
          <text:p/>
        </draw:line>
        <draw:line draw:style-name="gr4" draw:text-style-name="P2" draw:layer="layout" svg:x1="5.1cm" svg:y1="11.291cm" svg:x2="5.7cm" svg:y2="11.291cm">
          <text:p/>
        </draw:line>
        <draw:line draw:style-name="gr5" draw:text-style-name="P2" draw:layer="layout" svg:x1="6cm" svg:y1="13.177cm" svg:x2="15.6cm" svg:y2="13.177cm">
          <text:p/>
        </draw:line>
        <draw:line draw:style-name="gr5" draw:text-style-name="P2" draw:layer="layout" svg:x1="5.1cm" svg:y1="13.177cm" svg:x2="6cm" svg:y2="13.177cm">
          <text:p/>
        </draw:line>
        <draw:line draw:style-name="gr4" draw:text-style-name="P2" draw:layer="layout" svg:x1="5.3cm" svg:y1="5.1cm" svg:x2="5.7cm" svg:y2="5.1cm">
          <text:p/>
        </draw:line>
        <draw:frame draw:style-name="gr1" draw:text-style-name="P1" draw:layer="layout" svg:width="2.1cm" svg:height="1.977cm" svg:x="15.6cm" svg:y="12.623cm">
          <draw:text-box>
            <text:p><text:span text:style-name="T2">μ</text:span><text:span text:style-name="T3">bulk</text:span></text:p>
          </draw:text-box>
        </draw:frame>
        <draw:ellipse draw:style-name="gr6" draw:text-style-name="P3" draw:layer="layout" svg:width="4.298cm" svg:height="13.182cm" svg:x="5.6cm" svg:y="-0.582cm" draw:kind="arc" draw:start-angle="180.79" draw:end-angle="270.44">
          <text:p/>
        </draw:ellipse>
        <draw:line draw:style-name="gr4" draw:text-style-name="P2" draw:layer="layout" svg:x1="7.6cm" svg:y1="12.558cm" svg:x2="15.501cm" svg:y2="12.568cm">
          <text:p/>
        </draw:line>
        <draw:frame draw:style-name="gr12" draw:text-style-name="P1" draw:layer="layout" svg:width="5cm" svg:height="1.114cm" svg:x="15.9cm" svg:y="11.989cm">
          <draw:text-box>
            <text:p>E<text:span text:style-name="T1">CB</text:span></text:p>
          </draw:text-box>
        </draw:frame>
        <draw:frame draw:style-name="gr13" draw:text-style-name="P1" draw:layer="layout" svg:width="1.5cm" svg:height="1.268cm" svg:x="15.5cm" svg:y="18.332cm">
          <draw:text-box>
            <text:p>E<text:span text:style-name="T1">VB</text:span></text:p>
          </draw:text-box>
        </draw:frame>
        <draw:line draw:style-name="gr14" draw:text-style-name="P3" draw:layer="layout" svg:x1="5.7cm" svg:y1="12.6cm" svg:x2="7.5cm" svg:y2="12.6cm">
          <text:p/>
        </draw:line>
        <draw:ellipse draw:style-name="gr6" draw:text-style-name="P3" draw:layer="layout" svg:width="4.3cm" svg:height="13.184cm" svg:x="5.6cm" svg:y="5.617cm" draw:kind="arc" draw:start-angle="180.79" draw:end-angle="270.44">
          <text:p/>
        </draw:ellipse>
        <draw:line draw:style-name="gr4" draw:text-style-name="P2" draw:layer="layout" svg:x1="7.601cm" svg:y1="18.759cm" svg:x2="15.502cm" svg:y2="18.769cm">
          <text:p/>
        </draw:line>
        <draw:frame draw:style-name="gr15" draw:text-style-name="P1" draw:layer="layout" svg:width="4.6cm" svg:height="4.092cm" svg:x="9.2cm" svg:y="11.308cm">
          <draw:text-box>
            <text:p>CB<text:span text:style-name="T1">min</text:span></text:p>
          </draw:text-box>
        </draw:frame>
        <draw:line draw:style-name="gr4" draw:text-style-name="P2" draw:layer="layout" svg:x1="5.101cm" svg:y1="12.392cm" svg:x2="5.701cm" svg:y2="12.392cm">
          <text:p/>
        </draw:line>
        <draw:line draw:style-name="gr4" draw:text-style-name="P2" draw:layer="layout" svg:x1="5.301cm" svg:y1="6.201cm" svg:x2="5.701cm" svg:y2="6.201cm">
          <text:p/>
        </draw:line>
        <draw:line draw:style-name="gr4" draw:text-style-name="P2" draw:layer="layout" svg:x1="5.101cm" svg:y1="12.392cm" svg:x2="5.701cm" svg:y2="12.392cm">
          <text:p/>
        </draw:line>
        <draw:ellipse draw:style-name="gr6" draw:text-style-name="P3" draw:layer="layout" svg:width="4.1cm" svg:height="19.066cm" svg:x="5.7cm" svg:y="-6.465cm" draw:kind="arc" draw:start-angle="180.79" draw:end-angle="270.44">
          <text:p/>
        </draw:ellipse>
        <draw:line draw:style-name="gr4" draw:text-style-name="P2" draw:layer="layout" svg:x1="5.3cm" svg:y1="3.226cm" svg:x2="5.7cm" svg:y2="3.226cm">
          <text:p/>
        </draw:line>
        <draw:ellipse draw:style-name="gr6" draw:text-style-name="P3" draw:layer="layout" svg:width="4.298cm" svg:height="19.066cm" svg:x="5.6cm" svg:y="-0.265cm" draw:kind="arc" draw:start-angle="180.79" draw:end-angle="270.44">
          <text:p/>
        </draw:ellipse>
        <draw:line draw:style-name="gr4" draw:text-style-name="P2" draw:layer="layout" svg:x1="5.3cm" svg:y1="9.426cm" svg:x2="5.7cm" svg:y2="9.426cm">
          <text:p/>
        </draw:line>
        <draw:frame draw:style-name="gr1" draw:text-style-name="P1" draw:layer="layout" svg:width="2.9cm" svg:height="1.977cm" svg:x="3cm" svg:y="11.6cm">
          <draw:text-box>
            <text:p>E<text:span text:style-name="T1">VS--H</text:span></text:p>
          </draw:text-box>
        </draw:frame>
        <draw:frame draw:style-name="gr1" draw:text-style-name="P1" draw:layer="layout" svg:width="3.2cm" svg:height="1.977cm" svg:x="2.2cm" svg:y="10.501cm">
          <draw:text-box>
            <text:p>E<text:span text:style-name="T1">VS-None</text:span></text:p>
          </draw:text-box>
        </draw:frame>
        <draw:line draw:style-name="gr4" draw:text-style-name="P2" draw:layer="layout" svg:x1="5.101cm" svg:y1="5.092cm" svg:x2="5.701cm" svg:y2="5.092cm">
          <text:p/>
        </draw:line>
        <draw:line draw:style-name="gr4" draw:text-style-name="P2" draw:layer="layout" svg:x1="5.101cm" svg:y1="5.092cm" svg:x2="5.701cm" svg:y2="5.092cm">
          <text:p/>
        </draw:line>
        <draw:line draw:style-name="gr4" draw:text-style-name="P2" draw:layer="layout" svg:x1="5.102cm" svg:y1="6.193cm" svg:x2="5.702cm" svg:y2="6.193cm">
          <text:p/>
        </draw:line>
        <draw:line draw:style-name="gr4" draw:text-style-name="P2" draw:layer="layout" svg:x1="5.102cm" svg:y1="6.193cm" svg:x2="5.702cm" svg:y2="6.193cm">
          <text:p/>
        </draw:line>
        <draw:line draw:style-name="gr4" draw:text-style-name="P2" draw:layer="layout" svg:x1="5.301cm" svg:y1="3.227cm" svg:x2="5.701cm" svg:y2="3.227cm">
          <text:p/>
        </draw:line>
        <draw:frame draw:style-name="gr1" draw:text-style-name="P1" draw:layer="layout" svg:width="3.201cm" svg:height="1.977cm" svg:x="2.2cm" svg:y="4.302cm">
          <draw:text-box>
            <text:p>E<text:span text:style-name="T1">CS</text:span><text:span text:style-name="T1">-None</text:span></text:p>
          </draw:text-box>
        </draw:frame>
        <draw:frame draw:style-name="gr1" draw:text-style-name="P1" draw:layer="layout" svg:width="1.901cm" svg:height="1.977cm" svg:x="3.7cm" svg:y="2.503cm">
          <draw:text-box>
            <text:p>E<text:span text:style-name="T1">CS</text:span><text:span text:style-name="T1">-O</text:span></text:p>
          </draw:text-box>
        </draw:frame>
        <draw:frame draw:style-name="gr1" draw:text-style-name="P1" draw:layer="layout" svg:width="2.6cm" svg:height="1.977cm" svg:x="2.8cm" svg:y="5.401cm">
          <draw:text-box>
            <text:p>E<text:span text:style-name="T1">CS</text:span><text:span text:style-name="T1">--H</text:span></text:p>
          </draw:text-box>
        </draw:frame>
        <draw:custom-shape draw:style-name="gr16" draw:text-style-name="P2" draw:layer="layout" svg:width="1.3cm" svg:height="3cm" svg:x="5cm" svg:y="10.7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9.299cm" svg:height="7.999cm" svg:x="16.501cm" svg:y="2cm">
          <draw:image xlink:href="Pictures/100000000000055600000300197E844974885C01.png" xlink:type="simple" xlink:show="embed" xlink:actuate="onLoad">
            <text:p/>
          </draw:image>
        </draw:frame>
        <draw:line draw:style-name="gr18" draw:text-style-name="P2" draw:layer="layout" svg:x1="6.3cm" svg:y1="11.3cm" svg:x2="16.6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21:36:22.685000000</meta:creation-date>
    <meta:editing-duration>PT25M34S</meta:editing-duration>
    <meta:editing-cycles>4</meta:editing-cycles>
    <meta:generator>LibreOffice/5.1.5.2$Windows_x86 LibreOffice_project/7a864d8825610a8c07cfc3bc01dd4fce6a9447e5</meta:generator>
    <dc:date>2016-10-11T14:41:35.927000000</dc:date>
    <meta:document-statistic meta:object-count="50"/>
  </office:meta>
</office:document-meta>
</file>